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Myungjo Std" svg:font-family="'Adobe Myungjo Std'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262626" style:text-outline="false" style:font-name="HelveticaNeue" fo:font-size="14pt" fo:letter-spacing="normal" fo:font-weight="bold" officeooo:rsid="0011b591" officeooo:paragraph-rsid="0011b591" style:letter-kerning="false" style:font-size-asian="14pt" style:font-weight-asian="bold"/>
    </style:style>
    <style:style style:name="P2" style:family="paragraph" style:parent-style-name="Standard">
      <style:text-properties fo:color="#262626" style:text-outline="false" style:font-name="HelveticaNeue" fo:font-size="14pt" fo:letter-spacing="normal" fo:font-weight="bold" officeooo:paragraph-rsid="0011b591" style:letter-kerning="false" style:font-size-asian="14pt" style:font-weight-asian="bold"/>
    </style:style>
    <style:style style:name="P3" style:family="paragraph" style:parent-style-name="Standard">
      <style:text-properties fo:color="#262626" style:text-outline="false" style:font-name="HelveticaNeue" fo:font-size="14pt" fo:letter-spacing="normal" fo:font-weight="bold" officeooo:rsid="001b3e86" officeooo:paragraph-rsid="001b3e86" style:letter-kerning="false" style:font-size-asian="14pt" style:font-weight-asian="bold"/>
    </style:style>
    <style:style style:name="P4" style:family="paragraph" style:parent-style-name="Standard">
      <style:text-properties fo:color="#262626" style:text-outline="false" style:font-name="HelveticaNeue" fo:font-size="14pt" fo:letter-spacing="normal" fo:font-weight="normal" style:letter-kerning="false" style:font-size-asian="14pt" style:font-weight-asian="normal"/>
    </style:style>
    <style:style style:name="P5" style:family="paragraph" style:parent-style-name="Standard">
      <style:text-properties fo:color="#434343" style:text-outline="false" style:font-name="HelveticaNeue" fo:font-size="14pt" fo:letter-spacing="normal" fo:font-weight="normal" style:letter-kerning="false" style:font-size-asian="14pt" style:font-weight-asian="normal"/>
    </style:style>
    <style:style style:name="P6" style:family="paragraph" style:parent-style-name="Standard">
      <style:text-properties fo:font-size="10.5pt" officeooo:paragraph-rsid="001b3e86" style:font-size-asian="10.5pt" style:font-size-complex="10.5pt"/>
    </style:style>
    <style:style style:name="P7" style:family="paragraph" style:parent-style-name="Standard">
      <style:text-properties officeooo:paragraph-rsid="001b86ba"/>
    </style:style>
    <style:style style:name="P8" style:family="paragraph" style:parent-style-name="Standard">
      <style:text-properties fo:color="#262626" style:text-outline="false" style:font-name="HelveticaNeue" fo:font-size="14pt" fo:letter-spacing="normal" fo:font-weight="bold" officeooo:paragraph-rsid="0011b591" style:letter-kerning="false" style:font-size-asian="14pt" style:font-weight-asian="bold"/>
    </style:style>
    <style:style style:name="T1" style:family="text">
      <style:text-properties fo:color="#262626" style:text-outline="false" style:font-name="HelveticaNeue" fo:font-size="14pt" fo:letter-spacing="normal" fo:font-weight="bold" style:letter-kerning="false" style:font-size-asian="14pt" style:font-weight-asian="bold"/>
    </style:style>
    <style:style style:name="T2" style:family="text">
      <style:text-properties fo:color="#262626" style:text-outline="false" style:font-name="HelveticaNeue" fo:font-size="14pt" fo:letter-spacing="normal" fo:font-weight="bold" officeooo:rsid="0011b591" style:letter-kerning="false" style:font-size-asian="14pt" style:font-weight-asian="bold"/>
    </style:style>
    <style:style style:name="T3" style:family="text">
      <style:text-properties fo:color="#262626" style:text-outline="false" style:font-name="HelveticaNeue" fo:font-size="14pt" fo:letter-spacing="normal" fo:font-weight="bold" officeooo:rsid="001b86ba" style:letter-kerning="false" style:font-size-asian="14pt" style:font-weight-asian="bold"/>
    </style:style>
    <style:style style:name="T4" style:family="text">
      <style:text-properties fo:color="#434343" style:text-outline="false" style:font-name="HelveticaNeue" fo:font-size="14pt" fo:letter-spacing="normal" fo:font-weight="normal" style:letter-kerning="false" style:font-size-asian="14pt" style:font-weight-asian="normal"/>
    </style:style>
    <style:style style:name="T5" style:family="text">
      <style:text-properties fo:color="#434343" style:text-outline="false" style:font-name="HelveticaNeue" fo:letter-spacing="normal" fo:font-weight="normal" style:letter-kerning="false" style:font-weight-asian="normal"/>
    </style:style>
    <style:style style:name="T6" style:family="text">
      <style:text-properties fo:color="#434343" style:text-outline="false" style:font-name="Times-Roman" fo:letter-spacing="normal" fo:font-weight="normal" style:letter-kerning="false" style:font-weight-asian="normal"/>
    </style:style>
    <style:style style:name="T7" style:family="text">
      <style:text-properties fo:color="#434343" style:text-outline="false" style:font-name="Times-Roman" fo:letter-spacing="normal" fo:font-weight="normal" officeooo:rsid="00164212" style:letter-kerning="false" style:font-weight-asian="normal"/>
    </style:style>
    <style:style style:name="T8" style:family="text">
      <style:text-properties fo:color="#434343" style:text-outline="false" style:font-name="Adobe Myungjo Std" fo:letter-spacing="normal" fo:font-weight="normal" officeooo:rsid="0011b591" style:letter-kerning="false" style:font-name-asian="Adobe Myungjo Std" style:font-weight-asian="normal" style:font-name-complex="Adobe Myungjo Std"/>
    </style:style>
    <style:style style:name="T9" style:family="text">
      <style:text-properties fo:color="#434343" style:text-outline="false" style:font-name="Adobe Myungjo Std" fo:letter-spacing="normal" fo:font-weight="normal" officeooo:rsid="001b3e86" style:letter-kerning="false" style:font-name-asian="Adobe Myungjo Std" style:font-weight-asian="normal" style:font-name-complex="Adobe Myungjo St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DASTRO CLIQUE MENOR PREÇO</text:p>
      <text:p text:style-name="P1"/>
      <text:p text:style-name="P2">Nome: ________________________________</text:p>
      <text:p text:style-name="P2">Razão Social: ________________________________</text:p>
      <text:p text:style-name="P2">CNPJ: ________________________________</text:p>
      <text:p text:style-name="P2">Rua: ___________________________ Número: ______ Complemento: ______</text:p>
      <text:p text:style-name="Standard"><text:span text:style-name="T1">Bairro: _________________________ </text:span><text:span text:style-name="T2">CEP: ______________</text:span></text:p>
      <text:p text:style-name="P7"><text:span text:style-name="T1">Cidade:</text:span><text:span text:style-name="T4"> </text:span><text:span text:style-name="T1">________________________________</text:span><text:span text:style-name="T4"> </text:span><text:span text:style-name="T2">Estado:__________ </text:span></text:p>
      <text:p text:style-name="P7"><text:span text:style-name="T1">Telefone: </text:span><text:span text:style-name="T3">(</text:span><text:span text:style-name="T1">__</text:span><text:span text:style-name="T3">)</text:span><text:span text:style-name="T1">______________________________</text:span></text:p>
      <text:p text:style-name="P2">WhatsApp: ___________________________________</text:p>
      <text:p text:style-name="P2">E-mail: ________________________________</text:p>
      <text:p text:style-name="P3">Site: __________________________________</text:p>
      <text:p text:style-name="P3"/>
      <text:p text:style-name="Standard"><text:span text:style-name="T1">Selecione </text:span><text:span text:style-name="T3">MÁXIMO 0</text:span><text:span text:style-name="T2">2</text:span><text:span text:style-name="T3">(duas)</text:span><text:span text:style-name="T2"> Categorias</text:span><text:span text:style-name="T1">:</text:span></text:p>
      <text:p text:style-name="P5"><text:s text:c="12"/></text:p>
      <text:p text:style-name="P6"><text:span text:style-name="T8">□</text:span><text:span text:style-name="T6">ACADEMIA </text:span><text:span text:style-name="T8">□</text:span><text:span text:style-name="T6">ACONDICIONADO CARRO </text:span><text:span text:style-name="T8">□</text:span><text:span text:style-name="T6">ACONDICIONADO RESIDENCIAL </text:span><text:span text:style-name="T8">□</text:span><text:span text:style-name="T6">AÇOUGUE</text:span><text:span text:style-name="T8">□</text:span><text:span text:style-name="T6">ADEGA</text:span><text:span text:style-name="T8">□</text:span><text:span text:style-name="T6">AGENCIA DE PUBLICIDADE</text:span><text:span text:style-name="T8">□ </text:span><text:span text:style-name="T6">AGENCIA DE TURISMO </text:span><text:span text:style-name="T8">□</text:span><text:span text:style-name="T9">AGROPECUÁRIA</text:span><text:span text:style-name="T6"> </text:span><text:span text:style-name="T8">□</text:span><text:span text:style-name="T6">AGROVETERINÁRIA </text:span><text:span text:style-name="T8">□</text:span><text:span text:style-name="T6">ALARME </text:span><text:span text:style-name="T8">□</text:span><text:span text:style-name="T6">ALUMÍNIO </text:span><text:span text:style-name="T8">□</text:span><text:span text:style-name="T6">AQUECEDORES </text:span><text:span text:style-name="T8">□</text:span><text:span text:style-name="T6">ARMAZÉM </text:span><text:span text:style-name="T8">□</text:span><text:span text:style-name="T6">ARQUITETURA</text:span><text:span text:style-name="T8">□</text:span><text:span text:style-name="T6">AUTO CENTER </text:span><text:span text:style-name="T8">□</text:span><text:span text:style-name="T6">AUTO CHAPEAÇÃO</text:span><text:span text:style-name="T8">□</text:span><text:span text:style-name="T6">AUTO ELÉTRICA</text:span><text:span text:style-name="T8">□</text:span><text:span text:style-name="T6">AUTO ESCOLA</text:span><text:span text:style-name="T8">□</text:span><text:span text:style-name="T6">AUTO GUINCHO</text:span><text:span text:style-name="T8">□</text:span><text:span text:style-name="T6">AUTO MECÂNICA</text:span><text:span text:style-name="T8">□</text:span><text:span text:style-name="T6">AUTO PEÇAS</text:span><text:span text:style-name="T8">□</text:span><text:span text:style-name="T6">AUTO PEÇAS </text:span><text:span text:style-name="T8">□</text:span><text:span text:style-name="T6">AUTOMÓVEIS</text:span><text:span text:style-name="T8">□</text:span><text:span text:style-name="T6">AUTO PEÇAS CAMINHÕES</text:span><text:span text:style-name="T8">□</text:span><text:span text:style-name="T6">AUTO PEÇAS USADAS</text:span><text:span text:style-name="T8">□</text:span><text:span text:style-name="T6">AUTO POSTO</text:span><text:span text:style-name="T8">□</text:span><text:span text:style-name="T6">AUTO VIDROS</text:span><text:span text:style-name="T8">□</text:span><text:span text:style-name="T6">AUTOMÓVEIS</text:span><text:span text:style-name="T8">□</text:span><text:span text:style-name="T6">ÁGUA</text:span><text:span text:style-name="T8">□</text:span><text:span text:style-name="T6">BANCO</text:span><text:span text:style-name="T8">□</text:span><text:span text:style-name="T6">BARBEARIA</text:span><text:span text:style-name="T8">□</text:span><text:span text:style-name="T6">BATERIA</text:span><text:span text:style-name="T8">□</text:span><text:span text:style-name="T6">BAZAR</text:span><text:span text:style-name="T8">□</text:span><text:span text:style-name="T6">BICICLETARIA</text:span><text:span text:style-name="T8">□</text:span><text:span text:style-name="T6">BIJUTERIA</text:span><text:span text:style-name="T8">□</text:span><text:span text:style-name="T6">BLOCOS DE CONCRETO</text:span><text:span text:style-name="T8">□</text:span><text:span text:style-name="T6">BOX BANHEIRO</text:span><text:span text:style-name="T8">□</text:span><text:span text:style-name="T6">BUFFET PARA EVENTOS</text:span><text:span text:style-name="T8">□</text:span><text:span text:style-name="T6">CABELEIREIRO</text:span><text:span text:style-name="T8">□</text:span><text:span text:style-name="T6">CAÇAMBA</text:span><text:span text:style-name="T8">□</text:span><text:span text:style-name="T6">CALÇADOS</text:span><text:span text:style-name="T8">□</text:span><text:span text:style-name="T6">CALHAS</text:span><text:span text:style-name="T8">□</text:span><text:span text:style-name="T6">CAMINHÕES</text:span><text:span text:style-name="T8">□</text:span><text:span text:style-name="T6">CAMPING</text:span><text:span text:style-name="T8">□</text:span><text:span text:style-name="T6">CANTINA</text:span><text:span text:style-name="T8">□</text:span><text:span text:style-name="T6">CARTUCHOS</text:span><text:span text:style-name="T8">□</text:span><text:span text:style-name="T6">CHAVEIRO</text:span><text:span text:style-name="T8">□</text:span><text:span text:style-name="T6">CHOCOLATE</text:span><text:span text:style-name="T8">□</text:span><text:span text:style-name="T6">CHURRASCARIA</text:span><text:span text:style-name="T8">□</text:span><text:span text:style-name="T6">CIRURGIÃO DENTISTA</text:span><text:span text:style-name="T8">□</text:span><text:span text:style-name="T6">CLÍNICA </text:span><text:span text:style-name="T8">□</text:span><text:span text:style-name="T6">ESTÉTICA</text:span><text:span text:style-name="T8">□</text:span><text:span text:style-name="T6">CLÍNICA </text:span><text:span text:style-name="T8">□</text:span><text:span text:style-name="T6">FISIOTERAPIA</text:span><text:span text:style-name="T8">□</text:span><text:span text:style-name="T6">CLÍNICA MÉDICA</text:span><text:span text:style-name="T8">□</text:span><text:span text:style-name="T6">CLÍNICA ODONTOLÓGICA</text:span><text:span text:style-name="T8">□</text:span><text:span text:style-name="T6">COLCHÕES</text:span><text:span text:style-name="T8">□</text:span><text:span text:style-name="T6">COLÉGIO PARTICULAR </text:span><text:span text:style-name="T8">□</text:span><text:span text:style-name="T6">COMUNICAÇÃO VISUAL</text:span><text:span text:style-name="T8">□</text:span><text:span text:style-name="T6">CONFECÇÃO</text:span><text:span text:style-name="T8">□</text:span><text:span text:style-name="T6">CONFEITARIA</text:span><text:span text:style-name="T8">□</text:span><text:span text:style-name="T6">CONSTRUÇÃO CIVIL</text:span><text:span text:style-name="T8">□</text:span><text:span text:style-name="T6">CONTABILIDADE</text:span><text:span text:style-name="T8">□</text:span><text:span text:style-name="T6">COPIADORA</text:span><text:span text:style-name="T8">□</text:span><text:span text:style-name="T6">CORRETOR DE SEGUROS</text:span><text:span text:style-name="T8">□</text:span><text:span text:style-name="T6">CORTINAS </text:span><text:span text:style-name="T8">□</text:span><text:span text:style-name="T6">CURSOS</text:span><text:span text:style-name="T8">□</text:span><text:span text:style-name="T6">COSMÉTICOS</text:span><text:span text:style-name="T8">□</text:span><text:span text:style-name="T6">COZINHA INDUSTRIAL </text:span><text:span text:style-name="T8">□</text:span><text:span text:style-name="T6">DECORAÇÃO </text:span><text:span text:style-name="T8">□</text:span><text:span text:style-name="T6">DEDETIZADORA </text:span><text:span text:style-name="T8">□</text:span><text:span text:style-name="T6">DENTISTA </text:span><text:span text:style-name="T8">□</text:span><text:span text:style-name="T6">DESEMTUPIDORA </text:span><text:span text:style-name="T8">□</text:span><text:span text:style-name="T6">DESPACHANTE </text:span><text:span text:style-name="T8">□</text:span><text:span text:style-name="T6">DISTRIBUIDORA DE ÁGUA </text:span><text:span text:style-name="T8">□</text:span><text:span text:style-name="T6">DISTRIBUIDORA DE BEBIDAS </text:span><text:span text:style-name="T8">□</text:span><text:span text:style-name="T6">DOCES </text:span><text:span text:style-name="T8">□</text:span><text:span text:style-name="T6">ELETRICISTA </text:span><text:span text:style-name="T8">□</text:span><text:span text:style-name="T6">ELETROPEÇAS </text:span><text:span text:style-name="T8">□</text:span><text:span text:style-name="T6">ELETRÔNICA </text:span><text:span text:style-name="T8">□</text:span><text:span text:style-name="T6">ELÉTRICA DE AUTOMÓVEIS </text:span><text:span text:style-name="T8">□</text:span><text:span text:style-name="T6">EMBALAGEM </text:span><text:span text:style-name="T8">□</text:span><text:span text:style-name="T6">EQUIPAMENTO DE SEGURANÇA </text:span><text:span text:style-name="T8">□</text:span><text:span text:style-name="T6">ESCOLA DE IDIOMAS </text:span><text:span text:style-name="T8">□</text:span><text:span text:style-name="T6">ESCOLA DE MÚSICA </text:span><text:span text:style-name="T8">□</text:span><text:span text:style-name="T6">ESCOLA EDUCAÇÃO INFANTIL </text:span><text:span text:style-name="T8">□</text:span><text:span text:style-name="T6">ESCOLA PARTICULAR </text:span><text:span text:style-name="T8">□</text:span><text:span text:style-name="T6">ESCRITÓRIO CONTÁBIL </text:span><text:span text:style-name="T8">□</text:span><text:span text:style-name="T6">ESQUADRIAS DE ALUMÍNIO </text:span><text:span text:style-name="T8">□</text:span><text:span text:style-name="T6">ESTÉTICA </text:span><text:span text:style-name="T8">□</text:span><text:span text:style-name="T6">ESTRUTURAS METÁLICAS </text:span><text:span text:style-name="T8">□</text:span><text:span text:style-name="T6">EVENTOS </text:span><text:span text:style-name="T8">□</text:span><text:span text:style-name="T6">EXTINTORES </text:span><text:span text:style-name="T8">□</text:span><text:span text:style-name="T6">FARMÁCIA </text:span><text:span text:style-name="T8">□</text:span><text:span text:style-name="T6">FARMÁCIA DE MANIPULAÇÃO </text:span><text:span text:style-name="T8">□</text:span><text:span text:style-name="T6">FÁBRICA DE MÓVEIS </text:span><text:span text:style-name="T8">□</text:span><text:span text:style-name="T6">FERRAMENTAS </text:span><text:span text:style-name="T8">□</text:span><text:span text:style-name="T6">FERRO VELHO</text:span><text:span text:style-name="T8">□</text:span><text:span text:style-name="T6">FISIOTERAPIA </text:span><text:soft-page-break/><text:span text:style-name="T8">□</text:span><text:span text:style-name="T6">FLORICULTURA</text:span><text:span text:style-name="T8">□</text:span><text:span text:style-name="T6">FORRO PVC </text:span><text:span text:style-name="T8">□</text:span><text:span text:style-name="T6">MADEIRA </text:span><text:span text:style-name="T8">□</text:span><text:span text:style-name="T6">FOTOS </text:span><text:span text:style-name="T8">□</text:span><text:span text:style-name="T6">FRIGORIFICO </text:span><text:span text:style-name="T8">□</text:span><text:span text:style-name="T6">FRIOS </text:span><text:span text:style-name="T8">□</text:span><text:span text:style-name="T6">FRUTAS </text:span><text:span text:style-name="T8">□</text:span><text:span text:style-name="T6">FUNERÁRIA </text:span><text:span text:style-name="T8">□</text:span><text:span text:style-name="T6">FUNILARIA </text:span><text:span text:style-name="T8">□</text:span><text:span text:style-name="T6">FURGÕES </text:span><text:span text:style-name="T8">□</text:span><text:span text:style-name="T6">GÁS </text:span><text:span text:style-name="T8">□</text:span><text:span text:style-name="T6">GESSO </text:span><text:span text:style-name="T8">□</text:span><text:span text:style-name="T6">GRÁFICA </text:span><text:span text:style-name="T8">□</text:span><text:span text:style-name="T6">HIDRÁULICA </text:span><text:span text:style-name="T8">□</text:span><text:span text:style-name="T6">HOTEL </text:span><text:span text:style-name="T8">□</text:span><text:span text:style-name="T6">IMOBILIÁRIA </text:span><text:span text:style-name="T8">□</text:span><text:span text:style-name="T6">IMPLANTES ODONTO </text:span><text:span text:style-name="T8">□</text:span><text:span text:style-name="T6">INFORMÁTICA </text:span><text:span text:style-name="T8">□</text:span><text:span text:style-name="T6">JANELAS </text:span><text:span text:style-name="T8">□</text:span><text:span text:style-name="T6">JARDINAGEM </text:span><text:span text:style-name="T8">□</text:span><text:span text:style-name="T6">JOALHEIRO </text:span><text:span text:style-name="T8">□</text:span><text:span text:style-name="T6">LABORATÓRIO </text:span><text:span text:style-name="T8">□</text:span><text:span text:style-name="T6">LAGES </text:span><text:span text:style-name="T8">□</text:span><text:span text:style-name="T6">LANCHONETE </text:span><text:span text:style-name="T8">□</text:span><text:span text:style-name="T6">LAVA CAR </text:span><text:span text:style-name="T8">□</text:span><text:span text:style-name="T6">LAVANDERIA </text:span><text:span text:style-name="T8">□</text:span><text:span text:style-name="T6">LOCAÇÃO </text:span><text:span text:style-name="T8">□</text:span><text:span text:style-name="T6">LOCADORA </text:span><text:span text:style-name="T8">□</text:span><text:span text:style-name="T6">LOJA CALÇADOS </text:span><text:span text:style-name="T8">□</text:span><text:span text:style-name="T6">LOJA CONFECÇÃO </text:span><text:span text:style-name="T8">□</text:span><text:span text:style-name="T6">LOJA ELETRODOMÉSTICO </text:span><text:span text:style-name="T8">□</text:span><text:span text:style-name="T6">LOJA MÓVEIS </text:span><text:span text:style-name="T8">□</text:span><text:span text:style-name="T6">LOTÉRICA </text:span><text:span text:style-name="T8">□</text:span><text:span text:style-name="T6">LUBRIFICANTES </text:span><text:span text:style-name="T8">□</text:span><text:span text:style-name="T6">LUMINOSOS </text:span><text:span text:style-name="T8">□</text:span><text:span text:style-name="T6">MADEIRA </text:span><text:span text:style-name="T8">□</text:span><text:span text:style-name="T6">MARMORARIA </text:span><text:span text:style-name="T8">□</text:span><text:span text:style-name="T6">MATERIAL DE CONSTRUÇÃO</text:span><text:span text:style-name="T8">□</text:span><text:span text:style-name="T6">MECÂNICA</text:span><text:span text:style-name="T8">□</text:span><text:span text:style-name="T6">MERCADO</text:span><text:span text:style-name="T8">□</text:span><text:span text:style-name="T6">METALÚRGICA</text:span><text:span text:style-name="T8">□</text:span><text:span text:style-name="T6">MOTEL</text:span><text:span text:style-name="T8">□</text:span><text:span text:style-name="T6">MOTO PEÇAS </text:span><text:span text:style-name="T8">□</text:span><text:span text:style-name="T6">MOTO TAXI </text:span><text:span text:style-name="T8">□</text:span><text:span text:style-name="T6">MOTORES </text:span><text:span text:style-name="T8">□</text:span><text:span text:style-name="T6">MÓVEIS SOB MEDIDA </text:span><text:span text:style-name="T8">□</text:span><text:span text:style-name="T6">MÓVEIS USADO</text:span><text:span text:style-name="T7">S </text:span><text:span text:style-name="T8">□</text:span><text:span text:style-name="T6">MUDANÇAS </text:span><text:span text:style-name="T8">□</text:span><text:span text:style-name="T6">ODONTOLOGIA </text:span><text:span text:style-name="T8">□</text:span><text:span text:style-name="T6">OFICINA MECÂNICA </text:span><text:span text:style-name="T8">□</text:span><text:span text:style-name="T6">ÓTICA </text:span><text:span text:style-name="T8">□</text:span><text:span text:style-name="T6">PANIFICADORA </text:span><text:span text:style-name="T8">□</text:span><text:span text:style-name="T6">PAPELARIA </text:span><text:span text:style-name="T8">□</text:span><text:span text:style-name="T6">PEIXARIA </text:span><text:span text:style-name="T8">□</text:span><text:span text:style-name="T6">PELÍCULA </text:span><text:span text:style-name="T8">□</text:span><text:span text:style-name="T6">PERFUMES E COSMÉTICOS </text:span><text:span text:style-name="T8">□</text:span><text:span text:style-name="T6">PERSIANA </text:span><text:span text:style-name="T8">□</text:span><text:span text:style-name="T6">PESQUE PAGUE </text:span><text:span text:style-name="T8">□</text:span><text:span text:style-name="T6">PET SHOP </text:span><text:span text:style-name="T8">□</text:span><text:span text:style-name="T6">PISCINAS </text:span><text:span text:style-name="T8">□</text:span><text:span text:style-name="T6">PISOS –MAT CONST. </text:span><text:span text:style-name="T8">□</text:span><text:span text:style-name="T6">PIZZARIA </text:span><text:span text:style-name="T8">□</text:span><text:span text:style-name="T6">PNEUS </text:span><text:span text:style-name="T8">□</text:span><text:span text:style-name="T6">PODÓLOGA </text:span><text:span text:style-name="T8">□</text:span><text:span text:style-name="T6">CLINICA DOS PÉS </text:span><text:span text:style-name="T8">□</text:span><text:span text:style-name="T6">PORTÕES ELETRÔNICO </text:span><text:span text:style-name="T8">□</text:span><text:span text:style-name="T6">POSTO DE GASOLINA </text:span><text:span text:style-name="T8">□</text:span><text:span text:style-name="T6">POSTO DE MOLA </text:span><text:span text:style-name="T8">□</text:span><text:span text:style-name="T6">POUSADAS </text:span><text:span text:style-name="T8">□</text:span><text:span text:style-name="T6">PRÉ MOLDADOS </text:span><text:span text:style-name="T8">□</text:span><text:span text:style-name="T6">PRODUTOS DE LIMPEZA </text:span><text:span text:style-name="T8">□</text:span><text:span text:style-name="T6">PRODUTOS NATURAIS </text:span><text:span text:style-name="T8">□</text:span><text:span text:style-name="T6">RADIADORES </text:span><text:span text:style-name="T8">□</text:span><text:span text:style-name="T6">RASTREADORES </text:span><text:span text:style-name="T8">□</text:span><text:span text:style-name="T6">RECICLAGEM </text:span><text:span text:style-name="T8">□</text:span><text:span text:style-name="T6">RECONDICIONADO </text:span><text:span text:style-name="T8">□</text:span><text:span text:style-name="T6">REFRIGERAÇÃO </text:span><text:span text:style-name="T8">□</text:span><text:span text:style-name="T6">RELOJOARIA </text:span><text:span text:style-name="T8">□</text:span><text:span text:style-name="T6">RESTAURANTES </text:span><text:span text:style-name="T8">□</text:span><text:span text:style-name="T6">RETIFICA </text:span><text:span text:style-name="T8">□</text:span><text:span text:style-name="T6">SALÃO DE BELEZA </text:span><text:span text:style-name="T8">□</text:span><text:span text:style-name="T6">SERIGRAFIA </text:span><text:span text:style-name="T8">□</text:span><text:span text:style-name="T6">SERRALHERIA </text:span><text:span text:style-name="T8">□</text:span><text:span text:style-name="T6">SERRARIA </text:span><text:span text:style-name="T8">□</text:span><text:span text:style-name="T6">SERVIÇOS AUTOMOTIVO </text:span><text:span text:style-name="T8">□</text:span><text:span text:style-name="T6">SOM AUTOMOTIVO </text:span><text:span text:style-name="T8">□</text:span><text:span text:style-name="T6">SUPERMERCADO MERCADO </text:span><text:span text:style-name="T8">□</text:span><text:span text:style-name="T6">TAPEÇARIA </text:span><text:span text:style-name="T8">□</text:span><text:span text:style-name="T6">TELAS </text:span><text:span text:style-name="T8">□</text:span><text:span text:style-name="T6">TECIDO </text:span><text:span text:style-name="T8">□</text:span><text:span text:style-name="T6">TELE MENSAGEM </text:span><text:span text:style-name="T8">□</text:span><text:span text:style-name="T6">TELHAS </text:span><text:span text:style-name="T8">□</text:span><text:span text:style-name="T6">TERRAPLANAGEM </text:span><text:span text:style-name="T8">□ </text:span><text:span text:style-name="T6">TINTAS </text:span><text:span text:style-name="T8">□</text:span><text:span text:style-name="T9">_________________</text:span><text:span text:style-name="T5"> <text:s text:c="19"/></text:span></text:p>
      <text:p text:style-name="P2">Observações: _____________________________________________________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Myungjo Std" svg:font-family="'Adobe Myungjo Std'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50:51.004569000</meta:creation-date>
    <dc:date>2016-08-15T12:48:37.721909000</dc:date>
    <meta:editing-duration>PT1H3M40S</meta:editing-duration>
    <meta:editing-cycles>8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15" meta:word-count="271" meta:character-count="3181" meta:non-whitespace-character-count="2891"/>
  </office:meta>
</office:document-meta>
</file>